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8000001F806981E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Gras" style:font-family-generic="swiss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5.576cm"/>
    </style:style>
    <style:style style:name="Tableau4.A1" style:family="table-cell">
      <style:table-cell-properties style:vertical-align="middle" fo:padding="0.049cm" fo:border="0.5pt solid #000000"/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1" style:family="table-row">
      <style:table-row-properties style:min-row-height="1.998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4" style:family="table-row">
      <style:table-row-properties loext:text-changes-only="false"/>
    </style:style>
    <style:style style:name="Tableau3.5" style:family="table-row">
      <style:table-row-properties loext:text-changes-only="false"/>
    </style:style>
    <style:style style:name="Tableau3.6" style:family="table-row">
      <style:table-row-properties loext:text-changes-only="false"/>
    </style:style>
    <style:style style:name="Tableau3.A8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4dbba" officeooo:paragraph-rsid="0014dbba" fo:background-color="transparent"/>
    </style:style>
    <style:style style:name="P5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6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98922" officeooo:paragraph-rsid="00198922" fo:background-color="transparent"/>
    </style:style>
    <style:style style:name="P7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8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P9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b7026" officeooo:paragraph-rsid="001d4fca" fo:background-color="transparent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216843" officeooo:paragraph-rsid="00216843" fo:background-color="transparent"/>
    </style:style>
    <style:style style:name="P11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12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13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14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15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/>
    </style:style>
    <style:style style:name="P16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paragraph-rsid="00100397"/>
    </style:style>
    <style:style style:name="P17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paragraph-rsid="0014dbba"/>
    </style:style>
    <style:style style:name="P18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19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a022c" officeooo:paragraph-rsid="000a022c"/>
    </style:style>
    <style:style style:name="P20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ff3ce" officeooo:paragraph-rsid="000ff3ce"/>
    </style:style>
    <style:style style:name="P21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00397" officeooo:paragraph-rsid="00100397"/>
    </style:style>
    <style:style style:name="P22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4dbba" officeooo:paragraph-rsid="0014dbba"/>
    </style:style>
    <style:style style:name="P23" style:family="paragraph" style:parent-style-name="Header">
      <style:text-properties fo:font-size="6pt" style:font-size-asian="6pt" style:font-size-complex="6pt"/>
    </style:style>
    <style:style style:name="P24" style:family="paragraph" style:parent-style-name="Footer">
      <style:text-properties fo:font-size="8pt" style:font-size-asian="8pt" style:font-size-complex="8pt"/>
    </style:style>
    <style:style style:name="P25" style:family="paragraph" style:parent-style-name="Table_20_Contents">
      <style:paragraph-properties fo:margin-top="0cm" fo:margin-bottom="0.499cm" style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b7026" officeooo:paragraph-rsid="001b7026" fo:background-color="transparent"/>
    </style:style>
    <style:style style:name="P27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263d09" officeooo:paragraph-rsid="00263d09" fo:background-color="transparent"/>
    </style:style>
    <style:style style:name="P28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80ba8" officeooo:paragraph-rsid="00180ba8" fo:background-color="transparent"/>
    </style:style>
    <style:style style:name="P29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26b7d6" officeooo:paragraph-rsid="0026b7d6" fo:background-color="transparent"/>
    </style:style>
    <style:style style:name="P30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27fa20" officeooo:paragraph-rsid="0027fa20" fo:background-color="transparent"/>
    </style:style>
    <style:style style:name="P31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32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4dbba" officeooo:paragraph-rsid="0014dbba"/>
    </style:style>
    <style:style style:name="P33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paragraph-rsid="0014dbba"/>
    </style:style>
    <style:style style:name="P34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14dbba" officeooo:paragraph-rsid="0014dbba" style:font-weight-asian="normal" style:font-weight-complex="normal"/>
    </style:style>
    <style:style style:name="P35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36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100397" officeooo:paragraph-rsid="000ff3ce" style:font-weight-asian="normal" style:font-weight-complex="normal"/>
    </style:style>
    <style:style style:name="P37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38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0ff3ce" officeooo:paragraph-rsid="000ff3ce"/>
    </style:style>
    <style:style style:name="P39" style:family="paragraph" style:parent-style-name="Table_20_Contents">
      <style:paragraph-properties fo:margin-top="0cm" fo:margin-bottom="0.499cm" style:contextual-spacing="false" fo:text-align="center" style:justify-single-word="false"/>
      <style:text-properties fo:font-size="10pt" officeooo:rsid="00100397" officeooo:paragraph-rsid="00100397"/>
    </style:style>
    <style:style style:name="T1" style:family="text">
      <style:text-properties officeooo:rsid="001af946"/>
    </style:style>
    <style:style style:name="T2" style:family="text">
      <style:text-properties officeooo:rsid="000ff3ce"/>
    </style:style>
    <style:style style:name="T3" style:family="text">
      <style:text-properties officeooo:rsid="00180ba8"/>
    </style:style>
    <style:style style:name="T4" style:family="text">
      <style:text-properties officeooo:rsid="00193467"/>
    </style:style>
    <style:style style:name="T5" style:family="text">
      <style:text-properties officeooo:rsid="00198922"/>
    </style:style>
    <style:style style:name="T6" style:family="text">
      <style:text-properties officeooo:rsid="0011fdfa"/>
    </style:style>
    <style:style style:name="T7" style:family="text">
      <style:text-properties officeooo:rsid="00100397"/>
    </style:style>
    <style:style style:name="T8" style:family="text">
      <style:text-properties officeooo:rsid="00111156"/>
    </style:style>
    <style:style style:name="T9" style:family="text">
      <style:text-properties officeooo:rsid="001392c5"/>
    </style:style>
    <style:style style:name="T10" style:family="text">
      <style:text-properties officeooo:rsid="001d4fca"/>
    </style:style>
    <style:style style:name="T11" style:family="text">
      <style:text-properties officeooo:rsid="001e50d3"/>
    </style:style>
    <style:style style:name="T12" style:family="text">
      <style:text-properties officeooo:rsid="001fbf7a"/>
    </style:style>
    <style:style style:name="T13" style:family="text">
      <style:text-properties officeooo:rsid="0026b7d6"/>
    </style:style>
    <style:style style:name="T14" style:family="text">
      <style:text-properties officeooo:rsid="0027fa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667968707952" text:id="ct2667968707952">
          <text:deletion>
            <office:change-info>
              <dc:creator>Author1</dc:creator>
              <dc:date>1970-01-01Z</dc:date>
            </office:change-info>
            <text:p text:style-name="P26">en attente du rapport</text:p>
          </text:deletion>
        </text:changed-region>
        <text:changed-region xml:id="ct2667968708240" text:id="ct2667968708240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26672" text:id="ct2667968726672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01040" text:id="ct2667968701040">
          <text:deletion>
            <office:change-info>
              <dc:creator>Author1</dc:creator>
              <dc:date>1970-01-01Z</dc:date>
            </office:change-info>
            <text:p text:style-name="P22">‍</text:p>
          </text:deletion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20624" text:id="ct2667968720624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26384" text:id="ct2667968726384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19184" text:id="ct2667968719184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23216" text:id="ct2667968723216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09968" text:id="ct2667968709968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694992" text:id="ct2667968694992">
          <text:insertion>
            <office:change-info>
              <dc:creator>Author1</dc:creator>
              <dc:date>1970-01-01Z</dc:date>
            </office:change-info>
          </text:insertion>
        </text:changed-region>
        <text:changed-region xml:id="ct2667968718896" text:id="ct2667968718896">
          <text:deletion>
            <office:change-info>
              <dc:creator>Author1</dc:creator>
              <dc:date>1970-01-01Z</dc:date>
            </office:change-info>
            <text:p text:style-name="P20">Perméabilité au gaz</text:p>
          </text:deletion>
        </text:changed-region>
        <text:changed-region xml:id="ct2667968705360" text:id="ct2667968705360">
          <text:deletion>
            <office:change-info>
              <dc:creator>Author1</dc:creator>
              <dc:date>1970-01-01Z</dc:date>
            </office:change-info>
            <text:p text:style-name="P21">Perméabilité en m2</text:p>
          </text:deletion>
        </text:changed-region>
        <text:changed-region xml:id="ct2667968692976" text:id="ct2667968692976">
          <text:deletion>
            <office:change-info>
              <dc:creator>Author1</dc:creator>
              <dc:date>1970-01-01Z</dc:date>
            </office:change-info>
            <text:p text:style-name="P21">Perméamètre CEMBUREAU</text:p>
          </text:deletion>
        </text:changed-region>
        <text:changed-region xml:id="ct2667968693264" text:id="ct2667968693264">
          <text:deletion>
            <office:change-info>
              <dc:creator>Author1</dc:creator>
              <dc:date>1970-01-01Z</dc:date>
            </office:change-info>
            <text:p text:style-name="P12">201<text:span text:style-name="T7">6</text:span></text:p>
            <text:p text:style-name="P11">prochain : 2019 (essais croisés terminaux de perfdub)</text:p>
          </text:deletion>
        </text:changed-region>
        <text:changed-region xml:id="ct2667968697008" text:id="ct2667968697008">
          <text:deletion>
            <office:change-info>
              <dc:creator>Author1</dc:creator>
              <dc:date>1970-01-01Z</dc:date>
            </office:change-info>
            <text:p text:style-name="P20">PN perfdub</text:p>
          </text:deletion>
        </text:changed-region>
        <text:changed-region xml:id="ct2667968698160" text:id="ct2667968698160">
          <text:deletion>
            <office:change-info>
              <dc:creator>Author1</dc:creator>
              <dc:date>1970-01-01Z</dc:date>
            </office:change-info>
            <text:p text:style-name="P7">Satisfaisants</text:p>
          </text:deletion>
        </text:changed-region>
        <text:changed-region xml:id="ct2667968699888" text:id="ct2667968699888">
          <text:deletion>
            <office:change-info>
              <dc:creator>Author1</dc:creator>
              <dc:date>1970-01-01Z</dc:date>
            </office:change-info>
            <text:p text:style-name="P7">Résultats compris dans l’incertitude admise pour cet essai (30%)</text:p>
          </text:deletion>
        </text:changed-region>
        <text:changed-region xml:id="ct2667968711696" text:id="ct2667968711696">
          <text:deletion>
            <office:change-info>
              <dc:creator>Author1</dc:creator>
              <dc:date>1970-01-01Z</dc:date>
            </office:change-info>
            <text:p text:style-name="P20">Perméabilité au gaz</text:p>
          </text:deletion>
        </text:changed-region>
        <text:changed-region xml:id="ct2667968721776" text:id="ct2667968721776">
          <text:deletion>
            <office:change-info>
              <dc:creator>Author1</dc:creator>
              <dc:date>1970-01-01Z</dc:date>
            </office:change-info>
            <text:p text:style-name="P21">Perméabilité en m2</text:p>
          </text:deletion>
        </text:changed-region>
        <text:changed-region xml:id="ct2667968708816" text:id="ct2667968708816">
          <text:deletion>
            <office:change-info>
              <dc:creator>Author1</dc:creator>
              <dc:date>1970-01-01Z</dc:date>
            </office:change-info>
            <text:p text:style-name="P21">Perméamètre CEMBUREAU</text:p>
          </text:deletion>
        </text:changed-region>
        <text:changed-region xml:id="ct2667968716016" text:id="ct2667968716016">
          <text:deletion>
            <office:change-info>
              <dc:creator>Author1</dc:creator>
              <dc:date>1970-01-01Z</dc:date>
            </office:change-info>
            <text:p text:style-name="P12">201<text:span text:style-name="T4">9-2021</text:span></text:p>
            <text:p text:style-name="P11">prochain<text:span text:style-name="T5">s</text:span> : p<text:span text:style-name="T11">as de date programmée</text:span> </text:p>
          </text:deletion>
        </text:changed-region>
        <text:changed-region xml:id="ct2667968709392" text:id="ct2667968709392">
          <text:deletion>
            <office:change-info>
              <dc:creator>Author1</dc:creator>
              <dc:date>1970-01-01Z</dc:date>
            </office:change-info>
            <text:p text:style-name="P20">PN perfdub</text:p>
          </text:deletion>
        </text:changed-region>
        <text:changed-region xml:id="ct2667968718608" text:id="ct2667968718608">
          <text:deletion>
            <office:change-info>
              <dc:creator>Author1</dc:creator>
              <dc:date>1970-01-01Z</dc:date>
            </office:change-info>
            <text:p text:style-name="P7">Satisfaisants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5">Programme essais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5">Résistance en compression </text:p>
          </table:table-cell>
          <table:table-cell table:style-name="Tableau3.B1" office:value-type="string">
            <text:p text:style-name="P15">éprouvettes 1<text:span text:style-name="T7">5</text:span>x3<text:span text:style-name="T7">0</text:span> cm</text:p>
            <text:p text:style-name="P16">éprouvettes 1<text:span text:style-name="T7">1</text:span>x<text:span text:style-name="T7">22</text:span> cm</text:p>
          </table:table-cell>
          <table:table-cell table:style-name="Tableau3.B1" office:value-type="string">
            <text:p text:style-name="P15">Presse Walter&amp; Bai 3000 kN</text:p>
          </table:table-cell>
          <table:table-cell table:style-name="Tableau3.B1" office:value-type="string">
            <text:p text:style-name="P13">18 ième campagne</text:p>
            <text:p text:style-name="P18">prochain <text:span text:style-name="T6">2020 (courrier reçu en novembre 2019) </text:span></text:p>
          </table:table-cell>
          <table:table-cell table:style-name="Tableau3.B1" office:value-type="string">
            <text:p text:style-name="P19">CEBTP </text:p>
          </table:table-cell>
          <table:table-cell table:style-name="Tableau3.B1" office:value-type="string">
            <text:p text:style-name="P8">Satisfaisants</text:p>
            <text:p text:style-name="P8"><text:span text:style-name="T9">rapport reçu la 28/11/2018</text:span> </text:p>
          </table:table-cell>
          <table:table-cell table:style-name="Tableau3.G1" office:value-type="string">
            <text:p text:style-name="P7">à la fois sur la campagne principale et la campagne optionnelle</text:p>
          </table:table-cell>
        </table:table-row>
        <table:table-row>
          <table:table-cell table:style-name="Tableau3.A2" office:value-type="string">
            <text:p text:style-name="P22">Résistance en compression</text:p>
          </table:table-cell>
          <table:table-cell table:style-name="Tableau3.B2" office:value-type="string">
            <text:p text:style-name="P17">éprouvettes 1<text:span text:style-name="T7">5</text:span>x3<text:span text:style-name="T7">0</text:span> cm</text:p>
          </table:table-cell>
          <table:table-cell table:style-name="Tableau3.B2" office:value-type="string">
            <text:p text:style-name="P17">Presse Walter&amp; Bai 3000 kN</text:p>
          </table:table-cell>
          <table:table-cell table:style-name="Tableau3.B2" office:value-type="string">
            <text:p text:style-name="P14">19 ième campagne</text:p>
          </table:table-cell>
          <table:table-cell table:style-name="Tableau3.B2" office:value-type="string">
            <text:p text:style-name="P22">CEBTP</text:p>
          </table:table-cell>
          <table:table-cell table:style-name="Tableau3.B2" office:value-type="string">
            <text:p text:style-name="P4">Essais réalisés fin 2020</text:p>
          </table:table-cell>
          <table:table-cell table:style-name="Tableau3.G2" office:value-type="string">
            <text:p text:style-name="P5">Rapport reçu le 27 Octobre 2021 : résultats satisfaisants</text:p>
          </table:table-cell>
        </table:table-row>
        <table:table-row>
          <table:table-cell table:style-name="Tableau3.A2" office:value-type="string">
            <text:p text:style-name="P22">Résistance en compression</text:p>
          </table:table-cell>
          <table:table-cell table:style-name="Tableau3.B2" office:value-type="string">
            <text:p text:style-name="P17">éprouvettes 1<text:span text:style-name="T10">5</text:span>x3<text:span text:style-name="T10">0</text:span> cm</text:p>
          </table:table-cell>
          <table:table-cell table:style-name="Tableau3.B2" office:value-type="string">
            <text:p text:style-name="P17">Presse Walter&amp; Bai 3000 kN</text:p>
          </table:table-cell>
          <table:table-cell table:style-name="Tableau3.B2" office:value-type="string">
            <text:p text:style-name="P14"><text:span text:style-name="T3">20</text:span> ième campagne</text:p>
          </table:table-cell>
          <table:table-cell table:style-name="Tableau3.B2" office:value-type="string">
            <text:p text:style-name="P22">CEBTP</text:p>
          </table:table-cell>
          <table:table-cell table:style-name="Tableau3.B2" office:value-type="string">
            <text:p text:style-name="P5"/>
            <text:p text:style-name="P9">essais réalisés</text:p>
          </table:table-cell>
          <table:table-cell table:style-name="Tableau3.G2" office:value-type="string">
            <text:p text:style-name="P26"><text:change text:change-id="ct2667968707952"/><text:change-start text:change-id="ct2667968708240"/></text:p>
            <text:p text:style-name="P27">rapport reçu le 18/09/2023 :le laboratoire est dans l’intervale de confiance<text:change-end text:change-id="ct2667968708240"/></text:p>
          </table:table-cell>
        </table:table-row>
        <table:table-row table:style-name="Tableau3.4">
          <table:table-cell table:style-name="Tableau3.A2" office:value-type="string">
            <text:p text:style-name="P22"><text:change-start text:change-id="ct2667968726672"/>Résistance en compression<text:change-end text:change-id="ct2667968726672"/><text:change text:change-id="ct2667968701040"/></text:p>
          </table:table-cell>
          <table:table-cell table:style-name="Tableau3.B2" office:value-type="string">
            <text:p text:style-name="P17"><text:change-start text:change-id="ct2667968720624"/>éprouvettes 1<text:span text:style-name="T10">5</text:span>x3<text:span text:style-name="T10">0</text:span> cm<text:change-end text:change-id="ct2667968720624"/></text:p>
          </table:table-cell>
          <table:table-cell table:style-name="Tableau3.B2" office:value-type="string">
            <text:p text:style-name="P17"><text:change-start text:change-id="ct2667968726384"/>Presse Walter&amp; Bai 3000 kN<text:change-end text:change-id="ct2667968726384"/></text:p>
          </table:table-cell>
          <table:table-cell table:style-name="Tableau3.B2" office:value-type="string">
            <text:p text:style-name="P14"><text:change-start text:change-id="ct2667968719184"/><text:span text:style-name="T3">2</text:span><text:span text:style-name="T13">1</text:span> ième campagne<text:change-end text:change-id="ct2667968719184"/></text:p>
          </table:table-cell>
          <table:table-cell table:style-name="Tableau3.B2" office:value-type="string">
            <text:p text:style-name="P22"><text:change-start text:change-id="ct2667968723216"/>CEBTP<text:change-end text:change-id="ct2667968723216"/></text:p>
          </table:table-cell>
          <table:table-cell table:style-name="Tableau3.B2" office:value-type="string">
            <text:p text:style-name="P5"/>
          </table:table-cell>
          <table:table-cell table:style-name="Tableau3.G2" office:value-type="string">
            <text:p text:style-name="P29"><text:change-start text:change-id="ct2667968709968"/>En attente des inscriptions</text:p>
            <text:p text:style-name="P30">A noter que cette campagne offrira la possibilité de réaliser des essais <text:change-end text:change-id="ct2667968709968"/><text:change-start text:change-id="ct2667968694992"/>de migratio, des chlorures<text:change-end text:change-id="ct2667968694992"/></text:p>
          </table:table-cell>
        </table:table-row>
        <table:table-row table:style-name="Tableau3.5">
          <table:table-cell table:style-name="Tableau3.A2" office:value-type="string">
            <text:p text:style-name="P20"><text:change text:change-id="ct2667968718896"/></text:p>
          </table:table-cell>
          <table:table-cell table:style-name="Tableau3.B2" office:value-type="string">
            <text:p text:style-name="P21"><text:change text:change-id="ct2667968705360"/></text:p>
          </table:table-cell>
          <table:table-cell table:style-name="Tableau3.B2" office:value-type="string">
            <text:p text:style-name="P21"><text:change text:change-id="ct2667968692976"/></text:p>
          </table:table-cell>
          <table:table-cell table:style-name="Tableau3.B2" office:value-type="string">
            <text:p text:style-name="P36"><text:change text:change-id="ct2667968693264"/></text:p>
          </table:table-cell>
          <table:table-cell table:style-name="Tableau3.B2" office:value-type="string">
            <text:p text:style-name="P20"><text:change text:change-id="ct2667968697008"/></text:p>
          </table:table-cell>
          <table:table-cell table:style-name="Tableau3.B2" office:value-type="string">
            <text:p text:style-name="P7"><text:change text:change-id="ct2667968698160"/></text:p>
          </table:table-cell>
          <table:table-cell table:style-name="Tableau3.G2" office:value-type="string">
            <text:p text:style-name="P7"><text:change text:change-id="ct2667968699888"/></text:p>
          </table:table-cell>
        </table:table-row>
        <text:soft-page-break/>
        <table:table-row table:style-name="Tableau3.6">
          <table:table-cell table:style-name="Tableau3.A2" office:value-type="string">
            <text:p text:style-name="P20"><text:change text:change-id="ct2667968711696"/></text:p>
          </table:table-cell>
          <table:table-cell table:style-name="Tableau3.B2" office:value-type="string">
            <text:p text:style-name="P21"><text:change text:change-id="ct2667968721776"/></text:p>
          </table:table-cell>
          <table:table-cell table:style-name="Tableau3.B2" office:value-type="string">
            <text:p text:style-name="P21"><text:change text:change-id="ct2667968708816"/></text:p>
          </table:table-cell>
          <table:table-cell table:style-name="Tableau3.B2" office:value-type="string">
            <text:p text:style-name="P36"><text:change text:change-id="ct2667968716016"/></text:p>
          </table:table-cell>
          <table:table-cell table:style-name="Tableau3.B2" office:value-type="string">
            <text:p text:style-name="P20"><text:change text:change-id="ct2667968709392"/></text:p>
          </table:table-cell>
          <table:table-cell table:style-name="Tableau3.B2" office:value-type="string">
            <text:p text:style-name="P7"><text:change text:change-id="ct2667968718608"/></text:p>
          </table:table-cell>
          <table:table-cell table:style-name="Tableau3.G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20">Migration des chlorures</text:p>
          </table:table-cell>
          <table:table-cell table:style-name="Tableau3.B2" office:value-type="string">
            <text:p text:style-name="P21">Coefficient de diffusion en m2/s</text:p>
          </table:table-cell>
          <table:table-cell table:style-name="Tableau3.B2" office:value-type="string">
            <text:p text:style-name="P21">Cellule élec<text:span text:style-name="T8">t</text:span>rolytique</text:p>
          </table:table-cell>
          <table:table-cell table:style-name="Tableau3.B2" office:value-type="string">
            <text:p text:style-name="P12">201<text:span text:style-name="T7">6</text:span></text:p>
            <text:p text:style-name="P11">prochain : 2019 (essais croisés terminaux de perfdub)</text:p>
          </table:table-cell>
          <table:table-cell table:style-name="Tableau3.B2" office:value-type="string">
            <text:p text:style-name="P20">PN perfdub</text:p>
          </table:table-cell>
          <table:table-cell table:style-name="Tableau3.B2" office:value-type="string">
            <text:p text:style-name="P7">Satisfaisants</text:p>
          </table:table-cell>
          <table:table-cell table:style-name="Tableau3.G2" office:value-type="string">
            <text:p text:style-name="P7">Résultats compris dans l’incertitude admise pour cet essai (15%)</text:p>
          </table:table-cell>
        </table:table-row>
        <table:table-row>
          <table:table-cell table:style-name="Tableau3.A8" office:value-type="string">
            <text:p text:style-name="P20">Migration des chlorures</text:p>
          </table:table-cell>
          <table:table-cell table:style-name="Tableau3.B8" office:value-type="string">
            <text:p text:style-name="P21">Coefficient de diffusion en m2/s</text:p>
          </table:table-cell>
          <table:table-cell table:style-name="Tableau3.B8" office:value-type="string">
            <text:p text:style-name="P21">Cellule élec<text:span text:style-name="T8">t</text:span>rolytique</text:p>
          </table:table-cell>
          <table:table-cell table:style-name="Tableau3.B8" office:value-type="string">
            <text:p text:style-name="P12">201<text:span text:style-name="T5">9-2021</text:span></text:p>
            <text:p text:style-name="P11">prochain<text:span text:style-name="T5">s</text:span> : <text:span text:style-name="T12">pas de date programmée</text:span></text:p>
          </table:table-cell>
          <table:table-cell table:style-name="Tableau3.B8" office:value-type="string">
            <text:p text:style-name="P20">PN perfdub</text:p>
          </table:table-cell>
          <table:table-cell table:style-name="Tableau3.B8" office:value-type="string">
            <text:p text:style-name="P6"/>
            <text:p text:style-name="P10">résultats du laboratoire en dehors de l’intervalle de confiance. Analyse réalisée lors de la revue 2022 – après analyse détaillée, les résultats sont satisfaisants</text:p>
          </table:table-cell>
          <table:table-cell table:style-name="Tableau3.G8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Gras" style:font-family-generic="swiss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style:use-window-font-color="true" loext:opacity="0%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style:contextual-spacing="false" fo:orphans="2" fo:widows="2" fo:text-indent="0cm" style:auto-text-indent="false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style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loext:opacity="100%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loext:num-list-format="%1%" style:num-format="1">
        <style:list-level-properties text:space-before="0.12cm" text:min-label-width="0.58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af946"/>
    </style:style>
    <style:style style:name="MT2" style:family="text">
      <style:text-properties officeooo:rsid="000ff3ce"/>
    </style:style>
    <style:style style:name="MT3" style:family="text">
      <style:text-properties officeooo:rsid="00180ba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1"><draw:image xlink:href="Pictures/10000000000004D8000001F806981EB4.jpg" xlink:type="simple" xlink:show="embed" xlink:actuate="onLoad" draw:mime-type="image/jpeg"/></draw:frame></text:p>
            </table:table-cell>
            <table:table-cell table:style-name="Tableau2.A1" office:value-type="string">
              <text:p text:style-name="MP2"><text:span text:style-name="MT1">ACF</text:span>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<text:span text:style-name="MT1">ACF</text:span>.E.016</text:p>
              <text:p text:style-name="MP3">Révision : <text:bookmark-start text:name="P_REVISION"/><text:bookmark-ref text:reference-format="text" text:ref-name="P_REVISION"/><text:bookmark-end text:name="P_REVISION"/>00<text:span text:style-name="MT2">6</text:span></text:p>
              <text:p text:style-name="MP3">Du <text:bookmark-start text:name="P_APPLICATION_DATE"/><text:bookmark-ref text:reference-format="text" text:ref-name="P_APPLICATION_DATE"/><text:bookmark-end text:name="P_APPLICATION_DATE"/><text:span text:style-name="MT3">24/02/2023</text:span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R2.ACF.E.016_prog_CIL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creation-date>2024-03-25T11:01:03.505000000</meta:creation-date>
    <meta:editing-cycles>1</meta:editing-cycles>
    <meta:editing-duration>P0D</meta:editing-duration>
    <meta:document-statistic meta:table-count="3" meta:image-count="1" meta:object-count="0" meta:page-count="2" meta:paragraph-count="53" meta:word-count="224" meta:character-count="1496" meta:non-whitespace-character-count="1316"/>
    <meta:user-defined meta:name="Info 1"/>
    <meta:user-defined meta:name="Info 2"/>
    <meta:user-defined meta:name="Info 3"/>
    <meta:user-defined meta:name="Info 4"/>
  </office:meta>
</office:document-meta>
</file>